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center"/>
    </style:style>
    <style:style style:name="Tabla1.A" style:family="table-column">
      <style:table-column-properties style:column-width="8.5cm"/>
    </style:style>
    <style:style style:name="Tabla1.1" style:family="table-row">
      <style:table-row-properties style:min-row-height="1.192cm"/>
    </style:style>
    <style:style style:name="Tabla1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3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4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4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5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5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6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6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7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7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8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8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9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8.297cm" style:rel-column-width="31985*"/>
    </style:style>
    <style:style style:name="Tabla2.B" style:family="table-column">
      <style:table-column-properties style:column-width="2.796cm" style:rel-column-width="10779*"/>
    </style:style>
    <style:style style:name="Tabla2.C" style:family="table-column">
      <style:table-column-properties style:column-width="3.08cm" style:rel-column-width="11874*"/>
    </style:style>
    <style:style style:name="Tabla2.D" style:family="table-column">
      <style:table-column-properties style:column-width="2.828cm" style:rel-column-width="10897*"/>
    </style:style>
    <style:style style:name="Tabla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B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a2.B5" style:family="table-cell" style:data-style-name="N10000">
      <style:table-cell-properties fo:background-color="#ffffff" fo:padding="0cm" fo:border="none" style:writing-mode="page">
        <style:background-image/>
      </style:table-cell-properties>
    </style:style>
    <style:style style:name="Tabla2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B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2" style:family="table-row">
      <style:table-row-properties style:min-row-height="2.887cm"/>
    </style:style>
    <style:style style:name="Tabla3.A2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C2" style:family="table-cell" style:data-style-name="N10000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3" style:family="table-row">
      <style:table-row-properties style:min-row-height="0.596cm"/>
    </style:style>
    <style:style style:name="Tabla3.A3" style:family="table-cell">
      <style:table-cell-properties style:vertical-align="middle"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C3" style:family="table-cell">
      <style:table-cell-properties style:vertical-align="middle"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4" style:family="table-row">
      <style:table-row-properties style:min-row-height="1.501cm"/>
    </style:style>
    <style:style style:name="Tabla3.A4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3.B4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C4" style:family="table-cell">
      <style:table-cell-properties style:vertical-align="middle" fo:background-color="#ffffff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1c4c43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8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21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officeooo:rsid="0018516e" officeooo:paragraph-rsid="00185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officeooo:rsid="0018516e" officeooo:paragraph-rsid="00185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rsid="0018516e" officeooo:paragraph-rsid="001851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21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cc9f" officeooo:paragraph-rsid="0046c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paragraph-rsid="001c4c43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0955" officeooo:paragraph-rsid="00450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1ba37f" officeooo:paragraph-rsid="001ba3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483f" officeooo:paragraph-rsid="004848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483f" officeooo:paragraph-rsid="004848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Main_20_Content_20_Right">
      <style:paragraph-properties fo:text-align="center" style:justify-single-word="false"/>
      <style:text-properties style:font-name="Liberation Serif" fo:font-size="12pt" officeooo:paragraph-rsid="0035fcd9" style:font-size-asian="12pt" style:font-size-complex="12pt"/>
    </style:style>
    <style:style style:name="T1" style:family="text">
      <style:text-properties officeooo:rsid="0014b8ce"/>
    </style:style>
    <style:style style:name="T2" style:family="text">
      <style:text-properties officeooo:rsid="00153c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4c43"/>
    </style:style>
    <style:style style:name="T5" style:family="text">
      <style:text-properties officeooo:rsid="001f293b"/>
    </style:style>
    <number:number-style style:name="N1">
      <number:number number:decimal-places="0" number:min-decimal-places="0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.name" text:name="py3o.obj.name"/>
        <text:user-field-decl office:value-type="string" office:string-value="obj.partner_id.name" text:name="py3o.obj.partner_id.name"/>
        <text:user-field-decl office:value-type="string" office:string-value="obj.partner_id.vat" text:name="py3o.obj.partner_id.vat"/>
        <text:user-field-decl office:value-type="string" office:string-value="obj.partner_id.street" text:name="py3o.obj.partner_id.street"/>
        <text:user-field-decl office:value-type="string" office:string-value="obj.partner_id.phone" text:name="py3o.obj.partner_id.phone"/>
        <text:user-field-decl office:value-type="string" office:string-value="obj.partner_id.city" text:name="py3o.obj.partner_id.city"/>
        <text:user-field-decl office:value-type="string" office:string-value="obj.vr_fpago" text:name="py3o.obj.vr_fpago"/>
        <text:user-field-decl office:value-type="string" office:string-value="obj.vr_entrega" text:name="py3o.obj.vr_entrega"/>
        <text:user-field-decl office:value-type="string" office:string-value="obj.l.name" text:name="py3o.l.name"/>
        <text:user-field-decl office:value-type="string" office:string-value="obj.l.product_uom_qty" text:name="py3o.l.product_uom_qty"/>
        <text:user-field-decl office:value-type="string" office:string-value="obj.l.product_uom.name" text:name="py3o.l.product_uom"/>
        <text:user-field-decl office:value-type="float" office:value="0" text:name="py3o.l.price_unit"/>
        <text:user-field-decl office:value-type="string" office:string-value="obj.l.product_uom.name" text:name="py3o.l.product_uom.name"/>
        <text:user-field-decl office:value-type="string" office:string-value="obj.l.price_unit" text:name="py3o.l.price_units"/>
        <text:user-field-decl office:value-type="string" office:string-value="obj.l.price_subtotal" text:name="py3o.l.price_subtotal"/>
        <text:user-field-decl office:value-type="string" office:string-value="obj.o.amount_total" text:name="py3o.obj.amount_total"/>
        <text:user-field-decl office:value-type="string" office:string-value="obj.l.sum_cost" text:name="py3o.l.sum_cost"/>
        <text:user-field-decl office:value-type="string" office:string-value="obj.total_to_word" text:name="py3o.obj.total_to_word"/>
      </text:user-field-decls>
      <text:p text:style-name="Standard"><text:a xlink:type="simple" xlink:href="py3o://for=%22obj%20in%20objects%22" text:style-name="Internet_20_link" text:visited-style-name="Visited_20_Internet_20_Link"><text:span text:style-name="T2">for="obj in objects"</text:span></text:a></text:p>
      <table:table table:name="Tabla1" table:style-name="Tabla1" table:template-name="Elegant">
        <table:table-column table:style-name="Tabla1.A" table:number-columns-repeated="2"/>
        <table:table-row table:style-name="Tabla1.1">
          <table:table-cell table:style-name="Tabla1.A1" table:number-columns-spanned="2" office:value-type="string">
            <text:p text:style-name="P7">NOTA DE ENTREGA</text:p>
          </table:table-cell>
          <table:covered-table-cell/>
        </table:table-row>
        <table:table-row>
          <table:table-cell table:style-name="Tabla1.A2" office:value-type="string">
            <text:p text:style-name="P8"><text:span text:style-name="T3">Nombre</text:span>:</text:p>
          </table:table-cell>
          <table:table-cell table:style-name="Tabla1.B2" office:value-type="string">
            <text:p text:style-name="P5"><text:user-field-get text:name="py3o.obj.partner_id.name">obj.partner_id.name</text:user-field-get></text:p>
          </table:table-cell>
        </table:table-row>
        <table:table-row>
          <table:table-cell table:style-name="Tabla1.A3" office:value-type="string">
            <text:p text:style-name="P8"><text:span text:style-name="T3">NIT</text:span>:</text:p>
          </table:table-cell>
          <table:table-cell table:style-name="Tabla1.B3" office:value-type="string">
            <text:p text:style-name="P5"><text:user-field-get text:name="py3o.obj.partner_id.vat">obj.partner_id.vat</text:user-field-get></text:p>
          </table:table-cell>
        </table:table-row>
        <table:table-row>
          <table:table-cell table:style-name="Tabla1.A2" office:value-type="string">
            <text:p text:style-name="P8"><text:span text:style-name="T3">Dirección</text:span>:</text:p>
          </table:table-cell>
          <table:table-cell table:style-name="Tabla1.B4" office:value-type="string">
            <text:p text:style-name="P5"><text:user-field-get text:name="py3o.obj.partner_id.street">obj.partner_id.street</text:user-field-get></text:p>
          </table:table-cell>
        </table:table-row>
        <table:table-row>
          <table:table-cell table:style-name="Tabla1.A3" office:value-type="string">
            <text:p text:style-name="P8"><text:span text:style-name="T3">Teléfono</text:span>:</text:p>
          </table:table-cell>
          <table:table-cell table:style-name="Tabla1.B5" office:value-type="string">
            <text:p text:style-name="P5"><text:user-field-get text:name="py3o.obj.partner_id.phone">obj.partner_id.phone</text:user-field-get></text:p>
          </table:table-cell>
        </table:table-row>
        <table:table-row>
          <table:table-cell table:style-name="Tabla1.A6" office:value-type="string">
            <text:p text:style-name="P8"><text:span text:style-name="T3">Departamento</text:span>:</text:p>
          </table:table-cell>
          <table:table-cell table:style-name="Tabla1.B6" office:value-type="string">
            <text:p text:style-name="P5"><text:user-field-get text:name="py3o.obj.partner_id.city">obj.partner_id.city</text:user-field-get></text:p>
          </table:table-cell>
        </table:table-row>
        <table:table-row>
          <table:table-cell table:style-name="Tabla1.A3" office:value-type="string">
            <text:p text:style-name="P6">Forma de pago:</text:p>
          </table:table-cell>
          <table:table-cell table:style-name="Tabla1.B7" office:value-type="string">
            <text:p text:style-name="P5"><text:user-field-get text:name="py3o.obj.vr_fpago">obj.vr_fpago</text:user-field-get></text:p>
          </table:table-cell>
        </table:table-row>
        <table:table-row>
          <table:table-cell table:style-name="Tabla1.A2" office:value-type="string">
            <text:p text:style-name="P6">Fecha de entrega:</text:p>
          </table:table-cell>
          <table:table-cell table:style-name="Tabla1.B8" office:value-type="string">
            <text:p text:style-name="P5"><text:user-field-get text:name="py3o.obj.vr_entrega">obj.vr_entrega</text:user-field-get></text:p>
          </table:table-cell>
        </table:table-row>
        <table:table-row>
          <table:table-cell table:style-name="Tabla1.A9" office:value-type="string">
            <text:p text:style-name="P5"/>
          </table:table-cell>
          <table:table-cell table:style-name="Tabla1.B9">
            <text:p text:style-name="P5"/>
          </table:table-cell>
        </table:table-row>
      </table:table>
      <text:p text:style-name="Standard"/>
      <text:p text:style-name="P2"/>
      <table:table table:name="Tabla2" table:style-name="Tabla2" table:template-name="Simple List Shaded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5">Descripción</text:p>
          </table:table-cell>
          <table:table-cell table:style-name="Tabla2.A1" office:value-type="string">
            <text:p text:style-name="P15">Cantidad</text:p>
          </table:table-cell>
          <table:table-cell table:style-name="Tabla2.A1" office:value-type="string">
            <text:p text:style-name="P15">Precio Unitario</text:p>
          </table:table-cell>
          <table:table-cell table:style-name="Tabla2.A1" office:value-type="string">
            <text:p text:style-name="P15">Precio Total</text:p>
          </table:table-cell>
        </table:table-row>
        <table:table-row>
          <table:table-cell table:style-name="Tabla2.A2" office:value-type="string">
            <text:p text:style-name="P3"><text:a xlink:type="simple" xlink:href="py3o://for=%22l%20in%20obj.order_line%22" text:style-name="Internet_20_link" text:visited-style-name="Visited_20_Internet_20_Link"><text:span text:style-name="T5">for="l in obj.order_line"</text:span></text:a></text:p>
          </table:table-cell>
          <table:table-cell table:style-name="Tabla2.B2">
            <text:p text:style-name="P4"/>
          </table:table-cell>
          <table:table-cell table:style-name="Tabla2.B2">
            <text:p text:style-name="P4"/>
          </table:table-cell>
          <table:table-cell table:style-name="Tabla2.B2">
            <text:p text:style-name="P4"/>
          </table:table-cell>
        </table:table-row>
        <table:table-row table:style-name="Tabla2.3">
          <table:table-cell table:style-name="Tabla2.A3" office:value-type="string">
            <text:p text:style-name="P4"><text:user-field-get text:name="py3o.l.name">obj.l.name</text:user-field-get></text:p>
          </table:table-cell>
          <table:table-cell table:style-name="Tabla2.B3" office:value-type="string">
            <text:p text:style-name="P12"><text:user-field-get text:name="py3o.l.product_uom_qty">obj.l.product_uom_qty</text:user-field-get><text:s/><text:user-field-get text:name="py3o.l.product_uom.name">obj.l.product_uom.name</text:user-field-get></text:p>
          </table:table-cell>
          <table:table-cell table:style-name="Tabla2.B3" office:value-type="string">
            <text:p text:style-name="P12"><text:user-field-get style:data-style-name="N1" text:name="py3o.l.price_unit">0</text:user-field-get></text:p>
          </table:table-cell>
          <table:table-cell table:style-name="Tabla2.B3" office:value-type="string">
            <text:p text:style-name="P19"><text:user-field-get text:name="py3o.l.sum_cost">obj.l.sum_cost</text:user-field-get></text:p>
          </table:table-cell>
        </table:table-row>
        <table:table-row table:style-name="Tabla2.3">
          <table:table-cell table:style-name="Tabla2.A2" office:value-type="string">
            <text:p text:style-name="P3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la2.B2">
            <text:p text:style-name="P4"/>
          </table:table-cell>
          <table:table-cell table:style-name="Tabla2.B2">
            <text:p text:style-name="P4"/>
          </table:table-cell>
          <table:table-cell table:style-name="Tabla2.B2">
            <text:p text:style-name="P4"/>
          </table:table-cell>
        </table:table-row>
        <table:table-row table:style-name="Tabla2.3">
          <table:table-cell table:style-name="Tabla2.A3" office:value-type="string">
            <text:p text:style-name="P3"/>
          </table:table-cell>
          <table:table-cell table:style-name="Tabla2.B5">
            <text:p text:style-name="P4"/>
          </table:table-cell>
          <table:table-cell table:style-name="Tabla2.C5" office:value-type="string">
            <text:p text:style-name="P14">Total: </text:p>
          </table:table-cell>
          <table:table-cell table:style-name="Tabla2.C5" office:value-type="string">
            <text:p text:style-name="P12"><text:user-field-get text:name="py3o.obj.amount_total">obj.o.amount_total</text:user-field-get></text:p>
          </table:table-cell>
        </table:table-row>
        <table:table-row table:style-name="Tabla2.3">
          <table:table-cell table:style-name="Tabla2.A6" office:value-type="string">
            <text:p text:style-name="P10">Precio total: </text:p>
          </table:table-cell>
          <table:table-cell table:style-name="Tabla2.B6" table:number-columns-spanned="3" office:value-type="float" office:value="0">
            <text:p text:style-name="P4"><text:user-field-get text:name="py3o.obj.total_to_word">obj.total_to_word</text:user-field-get></text:p>
          </table:table-cell>
          <table:covered-table-cell/>
          <table:covered-table-cell/>
        </table:table-row>
      </table:table>
      <text:p text:style-name="P1"/>
      <table:table table:name="Tabla3" table:style-name="Tabla3" table:template-name="Simple Grid Columns">
        <table:table-column table:style-name="Tabla3.A" table:number-columns-repeated="3"/>
        <table:table-row>
          <table:table-cell table:style-name="Tabla3.A1" table:number-columns-spanned="3" office:value-type="string">
            <text:p text:style-name="P17">OBSERVACIONES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5"/>
          </table:table-cell>
          <table:table-cell table:style-name="Tabla3.B2">
            <text:p text:style-name="P5"/>
          </table:table-cell>
          <table:table-cell table:style-name="Tabla3.C2">
            <text:p text:style-name="P5"/>
          </table:table-cell>
        </table:table-row>
        <table:table-row table:style-name="Tabla3.3">
          <table:table-cell table:style-name="Tabla3.A3" office:value-type="string">
            <text:p text:style-name="P18">MANAGER OFFICE</text:p>
          </table:table-cell>
          <table:table-cell table:style-name="Tabla3.B3" office:value-type="string">
            <text:p text:style-name="P18">GERENCIA COMERCIAL</text:p>
          </table:table-cell>
          <table:table-cell table:style-name="Tabla3.C3" office:value-type="string">
            <text:p text:style-name="P18">CLIENTE</text:p>
          </table:table-cell>
        </table:table-row>
        <table:table-row table:style-name="Tabla3.4">
          <table:table-cell table:style-name="Tabla3.A4" office:value-type="string">
            <text:p text:style-name="P18">Lic. Mario Robles M.</text:p>
          </table:table-cell>
          <table:table-cell table:style-name="Tabla3.B4" office:value-type="string">
            <text:p text:style-name="P18">Ingrid Andia</text:p>
          </table:table-cell>
          <table:table-cell table:style-name="Tabla3.C4" office:value-type="string">
            <text:p text:style-name="P17"><text:s/>Cargo………………………..</text:p>
            <text:p text:style-name="P17"><text:s/>Nombre……………………..</text:p>
          </table:table-cell>
        </table:table-row>
      </table:table>
      <text:p text:style-name="P1"/>
      <text:p text:style-name="P1"/>
      <text:p text:style-name="Standard"/>
      <text:p text:style-name="Standard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BO">
      <number:number number:min-integer-digits="1"/>
    </number:number-style>
    <number:text-style style:name="N10100" number:language="es" number:country="BO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4:27:49.294000000</meta:creation-date>
    <meta:generator>LibreOffice/24.2.0.3$Windows_X86_64 LibreOffice_project/da48488a73ddd66ea24cf16bbc4f7b9c08e9bea1</meta:generator>
    <dc:date>2024-02-21T09:08:10.741000000</dc:date>
    <meta:editing-duration>P1DT19H38M42S</meta:editing-duration>
    <meta:editing-cycles>46</meta:editing-cycles>
    <meta:document-statistic meta:table-count="3" meta:image-count="0" meta:object-count="0" meta:page-count="1" meta:paragraph-count="39" meta:word-count="59" meta:character-count="554" meta:non-whitespace-character-count="530"/>
  </office:meta>
</office:document-meta>
</file>